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start" style:justify-single-word="false"/>
      <style:text-properties officeooo:rsid="001870c9" officeooo:paragraph-rsid="001870c9"/>
    </style:style>
    <style:style style:name="P2" style:family="paragraph" style:parent-style-name="Text_20_body">
      <style:paragraph-properties fo:line-height="200%" fo:text-align="start" style:justify-single-word="false"/>
      <style:text-properties officeooo:rsid="001870c9" officeooo:paragraph-rsid="001870c9"/>
    </style:style>
    <style:style style:name="P3" style:family="paragraph" style:parent-style-name="Title">
      <style:paragraph-properties fo:text-align="start" style:justify-single-word="false"/>
      <style:text-properties officeooo:rsid="001870c9" officeooo:paragraph-rsid="001870c9"/>
    </style:style>
    <style:style style:name="P4" style:family="paragraph" style:parent-style-name="Header">
      <style:text-properties officeooo:rsid="001870c9" officeooo:paragraph-rsid="001870c9"/>
    </style:style>
    <style:style style:name="T1" style:family="text">
      <style:text-properties officeooo:rsid="001904d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lass Summary:</text:p>
      <text:p text:style-name="P1"/>
      <text:p text:style-name="P2"><text:tab/>During the Microprocessor Systems Lab, our goal was to understand assembly language and program hardware and software interfaces. At the beginning of the semester we first learned about the debug software that allowed us to debug memory within DOS systems. Through this debug interface we learned various commands like “trace” and “execute” that allowed us to traverse through memory and run assembly code that we wrote. <text:span text:style-name="T1">But before we could actually write assembly code we needed to learn the basics of it. A very basic example of assembly programming was to loop through an array and print out the characters of that array to create a string. Throughout the class we learned how to output text using interrupts, grab text from the keyboard, initialize all ports as either input or output, and even use delays to grab inputs. With the lab experiments we learned how to call interrupts and subroutines to accomplish the tasks we needed to do. From the first assembly program a lot of the rest of the experiments were adding on to the basic assembly programs to make them more difficult and complex. However, with it being more complicated, we were learning more about how the computer works by messing with assembly programming and wiring circuits. The circuits themselves were very basic as well, but with the addition of programming on the board we were able to control the circuits, or take input from pushbuttons. With the final project in the class we incorporated almost all techniques learned in throughout the lab to create a tic-tac-toe game. This game used many loops, print statements, comparisons, jumps and was able to control LED lights through code, and grab user input from both the keyboard and the pushbuttons.</text:span></text:p>
      <text:p text:style-name="P2"><text:span text:style-name="T1"><text:tab/>Overall this laboratory taught us a lot about how computers are designed and how they interact with the user. We have accomplished our goal of understanding assembly and how to program software and hardware solu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870c9" officeooo:paragraph-rsid="001870c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CPE 311 Lab Section 001<text:tab/><text:tab/>Bryan Ture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yan </meta:initial-creator>
    <meta:creation-date>2013-12-10T13:36:24.799930559</meta:creation-date>
    <dc:date>2013-12-10T14:23:03.552856119</dc:date>
    <dc:creator>Bryan </dc:creator>
    <meta:editing-duration>PT8S</meta:editing-duration>
    <meta:editing-cycles>1</meta:editing-cycles>
    <meta:document-statistic meta:table-count="0" meta:image-count="0" meta:object-count="0" meta:page-count="1" meta:paragraph-count="4" meta:word-count="333" meta:character-count="1996" meta:non-whitespace-character-count="1664"/>
    <meta:generator>LibreOffice/4.1.2.3$Linux_X86_64 LibreOffice_project/410m0$Build-3</meta:generator>
  </office:meta>
</office:document-meta>
</file>